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4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5" style:family="paragraph" style:parent-style-name="Standard" style:list-style-name="L5">
      <style:paragraph-properties fo:margin-top="0in" fo:margin-bottom="0.0402in" loext:contextual-spacing="false"/>
      <style:text-properties style:font-name="DejaVu Sans Condensed" officeooo:paragraph-rsid="0014c4dc"/>
    </style:style>
    <style:style style:name="P6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paragraph-rsid="00102c98"/>
    </style:style>
    <style:style style:name="P7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paragraph-rsid="0015c71b"/>
    </style:style>
    <style:style style:name="P8" style:family="paragraph" style:parent-style-name="Standard" style:list-style-name="L8">
      <style:paragraph-properties fo:margin-top="0in" fo:margin-bottom="0.0402in" loext:contextual-spacing="false"/>
      <style:text-properties style:font-name="DejaVu Sans Condensed"/>
    </style:style>
    <style:style style:name="P9" style:family="paragraph" style:parent-style-name="Standard" style:list-style-name="L9">
      <style:paragraph-properties fo:margin-top="0in" fo:margin-bottom="0.0402in" loext:contextual-spacing="false"/>
      <style:text-properties style:font-name="DejaVu Sans Condensed" officeooo:paragraph-rsid="0016487b"/>
    </style:style>
    <style:style style:name="P10" style:family="paragraph" style:parent-style-name="Standard" style:list-style-name="L7">
      <style:paragraph-properties fo:margin-top="0in" fo:margin-bottom="0.0402in" loext:contextual-spacing="false"/>
      <style:text-properties style:font-name="DejaVu Sans Condensed" officeooo:rsid="0015c71b" officeooo:paragraph-rsid="0015c71b"/>
    </style:style>
    <style:style style:name="P11" style:family="paragraph" style:parent-style-name="Standard" style:list-style-name="L8">
      <style:paragraph-properties fo:margin-top="0in" fo:margin-bottom="0.0402in" loext:contextual-spacing="false"/>
      <style:text-properties style:font-name="DejaVu Sans Condensed" officeooo:rsid="0015c71b" officeooo:paragraph-rsid="0015c71b"/>
    </style:style>
    <style:style style:name="P12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officeooo:rsid="0015c71b" officeooo:paragraph-rsid="0015c71b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officeooo:rsid="0016487b" officeooo:paragraph-rsid="0016487b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top="0in" fo:margin-bottom="0.0402in" loext:contextual-spacing="false"/>
      <style:text-properties style:font-name="DejaVu Sans Condensed" fo:font-style="italic" officeooo:rsid="0016d586" officeooo:paragraph-rsid="0016d586" style:font-style-asian="italic" style:font-style-complex="italic"/>
    </style:style>
    <style:style style:name="P15" style:family="paragraph" style:parent-style-name="Standard" style:list-style-name="L10">
      <style:paragraph-properties fo:margin-top="0in" fo:margin-bottom="0.0402in" loext:contextual-spacing="false"/>
      <style:text-properties style:font-name="DejaVu Sans Condensed" officeooo:rsid="0016487b" officeooo:paragraph-rsid="0016487b"/>
    </style:style>
    <style:style style:name="P16" style:family="paragraph" style:parent-style-name="Standard" style:list-style-name="L11">
      <style:paragraph-properties fo:margin-top="0in" fo:margin-bottom="0.0402in" loext:contextual-spacing="false"/>
      <style:text-properties style:font-name="DejaVu Sans Condensed" fo:font-style="normal" officeooo:rsid="0016d586" officeooo:paragraph-rsid="0016d586" style:font-style-asian="normal" style:font-style-complex="normal"/>
    </style:style>
    <style:style style:name="P17" style:family="paragraph" style:parent-style-name="Standard" style:list-style-name="L7">
      <style:paragraph-properties fo:margin-top="0in" fo:margin-bottom="0.0799in" loext:contextual-spacing="false"/>
      <style:text-properties style:font-name="DejaVu Sans Condensed" officeooo:rsid="0015c71b" officeooo:paragraph-rsid="0015c71b"/>
    </style:style>
    <style:style style:name="P18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13a8d7" officeooo:paragraph-rsid="0013a8d7" style:font-size-asian="24pt" style:font-size-complex="24pt"/>
    </style:style>
    <style:style style:name="P19" style:family="paragraph" style:parent-style-name="Heading_20_2">
      <style:text-properties style:font-name="DejaVu Sans Condensed"/>
    </style:style>
    <style:style style:name="P20" style:family="paragraph" style:parent-style-name="Heading_20_2">
      <style:text-properties style:font-name="DejaVu Sans Condensed" officeooo:rsid="0015c71b" officeooo:paragraph-rsid="0015c71b"/>
    </style:style>
    <style:style style:name="P21" style:family="paragraph">
      <style:paragraph-properties fo:line-height="120%" fo:text-align="end"/>
    </style:style>
    <style:style style:name="P22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4d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c4dc" style:font-weight-asian="normal" style:font-weight-complex="normal"/>
    </style:style>
    <style:style style:name="T5" style:family="text">
      <style:text-properties fo:font-weight="normal" officeooo:rsid="0015c71b" style:font-weight-asian="normal" style:font-weight-complex="normal"/>
    </style:style>
    <style:style style:name="T6" style:family="text">
      <style:text-properties officeooo:rsid="000c8ec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0cbf5"/>
    </style:style>
    <style:style style:name="T9" style:family="text">
      <style:text-properties officeooo:rsid="0013a8d7"/>
    </style:style>
    <style:style style:name="T10" style:family="text">
      <style:text-properties officeooo:rsid="0014c4dc"/>
    </style:style>
    <style:style style:name="T11" style:family="text">
      <style:text-properties officeooo:rsid="0015c71b"/>
    </style:style>
    <style:style style:name="T12" style:family="text">
      <style:text-properties officeooo:rsid="0016487b"/>
    </style:style>
    <style:style style:name="T13" style:family="text">
      <style:text-properties officeooo:rsid="0016d586"/>
    </style:style>
    <style:style style:name="T14" style:family="text">
      <style:text-properties style:font-name="DejaVu Sans Condensed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text:anchor-type="paragraph" draw:z-index="0" draw:style-name="gr1" draw:text-style-name="P22" svg:width="3.0941in" svg:height="1.0197in" svg:x="3.539in" svg:y="0.0256in"><draw:text-box><text:p text:style-name="P21"><text:span text:style-name="T14">TSBE – 2016 – Frühlingssemester</text:span></text:p><text:p text:style-name="P21"><text:span text:style-name="T14">Samstags 8:00 - 13:10 (6 Lektionen)</text:span></text:p><text:p text:style-name="P21"><text:span text:style-name="T14">Klasse: 14-Systemtechnik</text:span></text:p><text:p text:style-name="P21"><text:span text:style-name="T14">Zimmer 303</text:span></text:p></draw:text-box></draw:frame>Scripting</text:h>
      <text:p text:style-name="P3">Marco Schmalz &lt;marco.schmalz@gibb.ch&gt;<text:line-break/></text:p>
      <text:h text:style-name="P19" text:outline-level="2">Programm</text:h>
      <text:list xml:id="list9065758479871093925" text:style-name="L5">
        <text:list-item>
          <text:p text:style-name="P5"><text:span text:style-name="T9">6</text:span>. Februar 2016: <text:span text:style-name="T10">Bash, UNIX-Tools</text:span></text:p>
        </text:list-item>
        <text:list-item>
          <text:p text:style-name="P4">2<text:span text:style-name="T9">7</text:span>. Februar 2016: <text:span text:style-name="T10">Einführung in Python</text:span></text:p>
        </text:list-item>
        <text:list-item>
          <text:p text:style-name="P5">1<text:span text:style-name="T9">9</text:span>. März 2016: <text:span text:style-name="T10">Python: Datei und Prozessoperationen</text:span></text:p>
        </text:list-item>
        <text:list-item>
          <text:p text:style-name="P4"><text:span text:style-name="T6">(7</text:span>. Mai 2016 <text:span text:style-name="T6">Auffahrt)</text:span></text:p>
        </text:list-item>
        <text:list-item>
          <text:p text:style-name="P4">2<text:span text:style-name="T9">8</text:span>. Mai 2016: <text:span text:style-name="T9">Repetition<text:line-break/></text:span></text:p>
        </text:list-item>
      </text:list>
      <text:h text:style-name="P19" text:outline-level="2">Leistungskontrolle</text:h>
      <text:list xml:id="list3719928213875202997" text:style-name="L6">
        <text:list-item>
          <text:p text:style-name="P6">Test <text:span text:style-name="T10">1</text:span>: <text:span text:style-name="T1">1</text:span><text:span text:style-name="T2">9</text:span><text:span text:style-name="T1">. März 2016, 8:00 – 8:45<text:line-break/></text:span><text:span text:style-name="T3">Stoff: </text:span><text:span text:style-name="T5">Bash und Python</text:span><text:span text:style-name="T3"><text:line-break/>Hilfsmittel: 2 A4-Blätter (Cheatsheets)</text:span></text:p>
        </text:list-item>
        <text:list-item>
          <text:p text:style-name="P7"><text:span text:style-name="T4">Test 2</text:span><text:span text:style-name="T3">: </text:span><text:span text:style-name="T2">28. Mai 2016, 8:00 - 8:45</text:span><text:span text:style-name="T3"><text:line-break/>Stoff: </text:span><text:span text:style-name="T5">Python</text:span><text:span text:style-name="T3"><text:line-break/>Hilfsmittel: 2 A4-Blätter (Cheatsheets)<text:line-break/></text:span></text:p>
        </text:list-item>
      </text:list>
      <text:h text:style-name="P20" text:outline-level="2">Schriftliche Diplomprüfung</text:h>
      <text:p text:style-name="P1"><text:span text:style-name="T11">Stoff</text:span>:</text:p>
      <text:list xml:id="list6750960248872667028" text:style-name="L7">
        <text:list-item>
          <text:p text:style-name="P10">Inhalt der beiden Tests</text:p>
        </text:list-item>
        <text:list-item>
          <text:p text:style-name="P17">Fokus auf Python</text:p>
        </text:list-item>
      </text:list>
      <text:p text:style-name="P12">Hilfsmittel:</text:p>
      <text:list xml:id="list3748564533245176222" text:style-name="L8">
        <text:list-item>
          <text:p text:style-name="P11">2 A4-Blätter (Cheatsheets)</text:p>
        </text:list-item>
      </text:list>
      <text:p text:style-name="P13">Datum:</text:p>
      <text:list xml:id="list7497304589489654966" text:style-name="L9">
        <text:list-item>
          <text:p text:style-name="P9"><text:span text:style-name="T12">Freitag, 17. Juni 2016, 10:00 - 11:30</text:span></text:p>
        </text:list-item>
      </text:list>
      <text:p text:style-name="P2"><text:span text:style-name="T12">Dauer</text:span>:</text:p>
      <text:list xml:id="list2166663267997060704" text:style-name="L10">
        <text:list-item>
          <text:p text:style-name="P15">45 Minuten <text:span text:style-name="T13">(Zusammen mit JAVA: 90 Minuten)</text:span></text:p>
        </text:list-item>
      </text:list>
      <text:p text:style-name="P14">Zimmer:</text:p>
      <text:list xml:id="list796630011747500291" text:style-name="L11">
        <text:list-item>
          <text:p text:style-name="P16">Au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6-02-05T18:42:02.833098222</dc:date>
    <dc:creator>Marco Schmalz</dc:creator>
    <meta:editing-duration>PT58M19S</meta:editing-duration>
    <meta:editing-cycles>20</meta:editing-cycles>
    <meta:generator>LibreOffice/5.0.2.2$Linux_X86_64 LibreOffice_project/00m0$Build-2</meta:generator>
    <meta:document-statistic meta:table-count="0" meta:image-count="0" meta:object-count="0" meta:page-count="1" meta:paragraph-count="23" meta:word-count="106" meta:character-count="651" meta:non-whitespace-character-count="577"/>
  </office:meta>
</office:document-meta>
</file>